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.013cm" fo:margin-left="0cm" table:align="left"/>
    </style:style>
    <style:style style:name="_24_tab.A" style:display-name="$tab.A" style:family="table-column">
      <style:table-column-properties style:column-width="8.599cm"/>
    </style:style>
    <style:style style:name="_24_tab.B" style:display-name="$tab.B" style:family="table-column">
      <style:table-column-properties style:column-width="8.414cm"/>
    </style:style>
    <style:style style:name="_24_tab.A1" style:display-name="$tab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tab.B1" style:display-name="$tab.B1" style:family="table-cell">
      <style:table-cell-properties fo:padding="0.097cm" fo:border="0.05pt solid #000000"/>
    </style:style>
    <style:style style:name="_24_tab.A2" style:display-name="$tab.A2" style:family="table-cell">
      <style:table-cell-properties fo:padding="0.097cm" fo:border-left="0.05pt solid #000000" fo:border-right="none" fo:border-top="none" fo:border-bottom="0.05pt solid #000000"/>
    </style:style>
    <style:style style:name="_24_tab.B2" style:display-name="$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d8a" officeooo:paragraph-rsid="000bcd8a"/>
    </style:style>
    <style:style style:name="P2" style:family="paragraph" style:parent-style-name="Table_20_Contents">
      <style:text-properties officeooo:rsid="000d1a54" officeooo:paragraph-rsid="000d1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$tab" table:style-name="_24_tab">
        <table:table-column table:style-name="_24_tab.A"/>
        <table:table-column table:style-name="_24_tab.B"/>
        <table:table-row table:style-name="TableLine140216253876736">
          <table:table-cell table:style-name="_24_tab.A1" office:value-type="string">
            <text:p text:style-name="P2">$var1</text:p>
          </table:table-cell>
          <table:table-cell table:style-name="_24_tab.B1" office:value-type="string">
            <text:p text:style-name="P1">$var2</text:p>
          </table:table-cell>
        </table:table-row>
        <table:table-row table:style-name="TableLine94842815845376">
          <table:table-cell table:style-name="_24_tab.A2" office:value-type="string">
            <text:p text:style-name="P2">rtj</text:p>
          </table:table-cell>
          <table:table-cell table:style-name="_24_tab.B2" office:value-type="string">
            <text:p text:style-name="P1">et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3:46.545172859</meta:creation-date>
    <dc:date>2021-07-13T14:54:17.748418418</dc:date>
    <meta:editing-duration>PT6M53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4" meta:word-count="4" meta:character-count="16" meta:non-whitespace-character-count="16"/>
  </office:meta>
</office:document-meta>
</file>